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*[.C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9" calcext:value-type="float">
            <text:p>0.09</text:p>
          </table:table-cell>
          <table:table-cell table:formula="of:=[.B3]*[.C3]"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formula="of:=[.E2]*[.F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133298448341" calcext:value-type="float">
            <text:p>0.0133298448</text:p>
          </table:table-cell>
          <table:table-cell table:formula="of:=[.B4]*[.C4]" office:value-type="float" office:value="0.1199686035069" calcext:value-type="float">
            <text:p>0.1199686035</text:p>
          </table:table-cell>
          <table:table-cell office:value-type="float" office:value="2" calcext:value-type="float">
            <text:p>2</text:p>
          </table:table-cell>
          <table:table-cell office:value-type="float" office:value="0.0159447672511" calcext:value-type="float">
            <text:p>0.0159447673</text:p>
          </table:table-cell>
          <table:table-cell table:formula="of:=[.E4]*[.F4]" office:value-type="float" office:value="0.0318895345022" calcext:value-type="float">
            <text:p>0.031889534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00202773940053" calcext:value-type="float">
            <text:p>0.0020277394</text:p>
          </table:table-cell>
          <table:table-cell table:formula="of:=[.B5]*[.C5]" office:value-type="float" office:value="0.05474896381431" calcext:value-type="float">
            <text:p>0.0547489638</text:p>
          </table:table-cell>
          <table:table-cell office:value-type="float" office:value="2" calcext:value-type="float">
            <text:p>2</text:p>
          </table:table-cell>
          <table:table-cell office:value-type="float" office:value="0.00344114844276" calcext:value-type="float">
            <text:p>0.0034411484</text:p>
          </table:table-cell>
          <table:table-cell table:formula="of:=[.E5]*[.F5]" office:value-type="float" office:value="0.00688229688552" calcext:value-type="float">
            <text:p>0.006882296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*3" office:value-type="float" office:value="81" calcext:value-type="float">
            <text:p>81</text:p>
          </table:table-cell>
          <table:table-cell office:value-type="float" office:value="0.000309445874762" calcext:value-type="float">
            <text:p>0.0003094459</text:p>
          </table:table-cell>
          <table:table-cell table:formula="of:=[.B6]*[.C6]" office:value-type="float" office:value="0.025065115855722" calcext:value-type="float">
            <text:p>0.0250651159</text:p>
          </table:table-cell>
          <table:table-cell office:value-type="float" office:value="4" calcext:value-type="float">
            <text:p>4</text:p>
          </table:table-cell>
          <table:table-cell office:value-type="float" office:value="0.000532738526258" calcext:value-type="float">
            <text:p>0.0005327385</text:p>
          </table:table-cell>
          <table:table-cell table:formula="of:=[.E6]*[.F6]" office:value-type="float" office:value="0.002130954105032" calcext:value-type="float">
            <text:p>0.002130954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*3" office:value-type="float" office:value="243" calcext:value-type="float">
            <text:p>243</text:p>
          </table:table-cell>
          <table:table-cell table:style-name="ce1" office:value-type="float" office:value="0.0000472415608909" calcext:value-type="float">
            <text:p>4.72E-05</text:p>
          </table:table-cell>
          <table:table-cell table:formula="of:=[.B7]*[.C7]" office:value-type="float" office:value="0.0114796992964887" calcext:value-type="float">
            <text:p>0.0114796993</text:p>
          </table:table-cell>
          <table:table-cell office:value-type="float" office:value="5" calcext:value-type="float">
            <text:p>5</text:p>
          </table:table-cell>
          <table:table-cell office:value-type="float" office:value="0.00010472104427" calcext:value-type="float">
            <text:p>0.000104721</text:p>
          </table:table-cell>
          <table:table-cell table:formula="of:=[.E7]*[.F7]" office:value-type="float" office:value="0.00052360522135" calcext:value-type="float">
            <text:p>0.0005236052</text:p>
          </table:table-cell>
          <table:table-cell table:formula="of:=[.G7]+[.G6]+[.G5]" office:value-type="float" office:value="0.009536856211902" calcext:value-type="float">
            <text:p>0.0095368562</text:p>
          </table:table-cell>
          <table:table-cell table:formula="of:=[.H7]/[.D7]" office:value-type="float" office:value="0.830758364447668" calcext:value-type="float">
            <text:p>0.8307583644</text:p>
          </table:table-cell>
          <table:table-cell table:formula="of:=[.E7]+[.E6]+[.E5]+[.E4]" office:value-type="float" office:value="13" calcext:value-type="float">
            <text:p>13</text:p>
          </table:table-cell>
          <table:table-cell/>
          <table:table-cell table:formula="of:=[.H7]/[.D4]" office:value-type="float" office:value="0.0794946005298252" calcext:value-type="float">
            <text:p>0.079494600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*3" office:value-type="float" office:value="729" calcext:value-type="float">
            <text:p>729</text:p>
          </table:table-cell>
          <table:table-cell table:style-name="ce1" office:value-type="float" office:value="0.00000110114841833" calcext:value-type="float">
            <text:p>1.10E-06</text:p>
          </table:table-cell>
          <table:table-cell table:formula="of:=[.B8]*[.C8]" office:value-type="float" office:value="0.00080273719696257" calcext:value-type="float">
            <text:p>0.000802737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0238682537611" calcext:value-type="float">
            <text:p>2.39E-05</text:p>
          </table:table-cell>
          <table:table-cell table:formula="of:=[.E8]*[.F8]" office:value-type="float" office:value="0.0001193412688055" calcext:value-type="float">
            <text:p>0.000119341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*3" office:value-type="float" office:value="2187" calcext:value-type="float">
            <text:p>2187</text:p>
          </table:table-cell>
          <table:table-cell table:style-name="ce1" office:value-type="float" office:value="0.000000168115656877" calcext:value-type="float">
            <text:p>1.68E-07</text:p>
          </table:table-cell>
          <table:table-cell table:formula="of:=[.B9]*[.C9]" office:value-type="float" office:value="0.000367668941589999" calcext:value-type="float">
            <text:p>0.000367668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0.00000345892030139" calcext:value-type="float">
            <text:p>3.46E-06</text:p>
          </table:table-cell>
          <table:table-cell table:formula="of:=[.E9]*[.F9]" office:value-type="float" office:value="0.00004842488421946" calcext:value-type="float">
            <text:p>4.842488421946E-0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*3" office:value-type="float" office:value="6561" calcext:value-type="float">
            <text:p>6561</text:p>
          </table:table-cell>
          <table:table-cell table:style-name="ce1" office:value-type="float" office:value="0.0000000256667274538" calcext:value-type="float">
            <text:p>2.57E-08</text:p>
          </table:table-cell>
          <table:table-cell table:formula="of:=[.B10]*[.C10]" office:value-type="float" office:value="0.000168399398824382" calcext:value-type="float">
            <text:p>0.000168399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0.000000790515620115" calcext:value-type="float">
            <text:p>7.91E-07</text:p>
          </table:table-cell>
          <table:table-cell table:formula="of:=[.E10]*[.F10]" office:value-type="float" office:value="0.00001106721868161" calcext:value-type="float">
            <text:p>1.106721868161E-0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*3" office:value-type="float" office:value="19683" calcext:value-type="float">
            <text:p>19683</text:p>
          </table:table-cell>
          <table:table-cell table:style-name="ce1" office:value-type="float" office:value="0.00000000391861720749" calcext:value-type="float">
            <text:p>3.92E-09</text:p>
          </table:table-cell>
          <table:table-cell table:formula="of:=[.B11]*[.C11]" office:value-type="float" office:value="0.0000771301424950257" calcext:value-type="float">
            <text:p>7.71301424950257E-05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.000000139205066189" calcext:value-type="float">
            <text:p>1.39E-07</text:p>
          </table:table-cell>
          <table:table-cell table:formula="of:=[.E11]*[.F11]" office:value-type="float" office:value="0.000004454562118048" calcext:value-type="float">
            <text:p>4.454562118048E-0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*3" office:value-type="float" office:value="59049" calcext:value-type="float">
            <text:p>59049</text:p>
          </table:table-cell>
          <table:table-cell table:style-name="ce1" office:value-type="float" office:value="0.000000000598267199531" calcext:value-type="float">
            <text:p>5.98E-10</text:p>
          </table:table-cell>
          <table:table-cell table:formula="of:=[.B12]*[.C12]" office:value-type="float" office:value="0.000035327079865106" calcext:value-type="float">
            <text:p>3.5327079865106E-05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0.0000000270532676618" calcext:value-type="float">
            <text:p>2.71E-08</text:p>
          </table:table-cell>
          <table:table-cell table:formula="of:=[.E12]*[.F12]" office:value-type="float" office:value="0.0000011091839741338" calcext:value-type="float">
            <text:p>1.1091839741338E-06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*3" office:value-type="float" office:value="177147" calcext:value-type="float">
            <text:p>177147</text:p>
          </table:table-cell>
          <table:table-cell table:style-name="ce1" office:value-type="float" office:value="0.0000000000913392830626" calcext:value-type="float">
            <text:p>9.13E-11</text:p>
          </table:table-cell>
          <table:table-cell table:formula="of:=[.B13]*[.C13]" office:value-type="float" office:value="0.0000161804799766904" calcext:value-type="float">
            <text:p>1.61804799766904E-05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0.00000000482018003075" calcext:value-type="float">
            <text:p>4.82E-09</text:p>
          </table:table-cell>
          <table:table-cell table:formula="of:=[.E13]*[.F13]" office:value-type="float" office:value="0.00000045791710292125" calcext:value-type="float">
            <text:p>4.5791710292125E-0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*3" office:value-type="float" office:value="531441" calcext:value-type="float">
            <text:p>531441</text:p>
          </table:table-cell>
          <table:table-cell table:style-name="ce1" office:value-type="float" office:value="0.0000000000139450587113" calcext:value-type="float">
            <text:p>1.39E-11</text:p>
          </table:table-cell>
          <table:table-cell table:formula="of:=[.B14]*[.C14]" office:value-type="float" office:value="0.00000741097594659198" calcext:value-type="float">
            <text:p>0.000007411</text:p>
          </table:table-cell>
          <table:table-cell office:value-type="float" office:value="122" calcext:value-type="float">
            <text:p>122</text:p>
          </table:table-cell>
          <table:table-cell table:style-name="ce1" office:value-type="float" office:value="0.000000000937862026566" calcext:value-type="float">
            <text:p>9.38E-10</text:p>
          </table:table-cell>
          <table:table-cell table:formula="of:=[.E14]*[.F14]" office:value-type="float" office:value="0.000000114419167241052" calcext:value-type="float">
            <text:p>1.14419167241052E-0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*3" office:value-type="float" office:value="1594323" calcext:value-type="float">
            <text:p>1594323</text:p>
          </table:table-cell>
          <table:table-cell table:style-name="ce1" office:value-type="float" office:value="0.00000000000212904756057" calcext:value-type="float">
            <text:p>2.13E-12</text:p>
          </table:table-cell>
          <table:table-cell table:formula="of:=[.B15]*[.C15]" office:value-type="float" office:value="0.00000339438949391064" calcext:value-type="float">
            <text:p>3.39438949391064E-06</text:p>
          </table:table-cell>
          <table:table-cell office:value-type="float" office:value="122" calcext:value-type="float">
            <text:p>122</text:p>
          </table:table-cell>
          <table:table-cell table:style-name="ce1" office:value-type="float" office:value="0.000000000214522309551" calcext:value-type="float">
            <text:p>2.15E-10</text:p>
          </table:table-cell>
          <table:table-cell table:formula="of:=[.E15]*[.F15]" office:value-type="float" office:value="0.000000026171721765222" calcext:value-type="float">
            <text:p>2.6171721765222E-08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*3" office:value-type="float" office:value="4782969" calcext:value-type="float">
            <text:p>4782969</text:p>
          </table:table-cell>
          <table:table-cell table:style-name="ce1" office:value-type="float" office:value="0.00000000000212904756057" calcext:value-type="float">
            <text:p>2.13E-12</text:p>
          </table:table-cell>
          <table:table-cell table:formula="of:=[.B16]*[.C16]" office:value-type="float" office:value="0.0000101831684817319" calcext:value-type="float">
            <text:p>1.01831684817319E-05</text:p>
          </table:table-cell>
          <table:table-cell office:value-type="float" office:value="365" calcext:value-type="float">
            <text:p>365</text:p>
          </table:table-cell>
          <table:table-cell table:style-name="ce1" office:value-type="float" office:value="0.0000000000326682845937" calcext:value-type="float">
            <text:p>3.27E-11</text:p>
          </table:table-cell>
          <table:table-cell table:formula="of:=[.E16]*[.F16]" office:value-type="float" office:value="0.0000000119239238767005" calcext:value-type="float">
            <text:p>1.19239238767005E-08</text:p>
          </table:table-cell>
          <table:table-cell table:formula="of:=[.G15]+[.G14]+[.G13]+[.G12]+[.G11]+[.G10]+[.G9]+[.G8]+[.G16]" office:value-type="float" office:value="0.000185007549714556" calcext:value-type="float">
            <text:p>0.0001850075</text:p>
          </table:table-cell>
          <table:table-cell table:formula="of:=[.H16]/[.D16]" office:value-type="float" office:value="18.1679749329936" calcext:value-type="float">
            <text:p>18.167974933</text:p>
          </table:table-cell>
          <table:table-cell table:formula="of:=[.E16]+[.E15]+[.E14]+[.E13]+[.E12]+[.E11]+[.E10]+[.E9]+[.E8]" office:value-type="float" office:value="810" calcext:value-type="float">
            <text:p>810</text:p>
          </table:table-cell>
          <table:table-cell/>
          <table:table-cell table:formula="of:=[.H16]/[.D8]" office:value-type="float" office:value="0.230470881895837" calcext:value-type="float">
            <text:p>0.23047088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.E17]*(32/14)" office:value-type="float" office:value="834.285714285714" calcext:value-type="float">
            <text:p>834.285714285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.E18]" office:value-type="float" office:value="834.285714285714" calcext:value-type="float">
            <text:p>834.2857142857</text:p>
          </table:table-cell>
          <table:table-cell table:number-columns-repeated="2"/>
          <table:table-cell table:formula="of:=[.H16]+[.H7]" office:value-type="float" office:value="0.00972186376161656" calcext:value-type="float">
            <text:p>0.0097218638</text:p>
          </table:table-cell>
          <table:table-cell/>
          <table:table-cell table:formula="of:=[.J16]+[.E7]+[.E6]+[.E5]+[.E4]" office:value-type="float" office:value="823" calcext:value-type="float">
            <text:p>823</text:p>
          </table:table-cell>
          <table:table-cell/>
          <table:table-cell table:formula="of:=[.H19]/[.D8]" office:value-type="float" office:value="12.1108923298964" calcext:value-type="float">
            <text:p>12.1108923299</text:p>
          </table:table-cell>
          <table:table-cell/>
          <table:table-cell table:formula="of:=[.H19]/[.J19]" office:value-type="float" office:value="0.0000118127141696434" calcext:value-type="float">
            <text:p>1.18127141696434E-05</text:p>
          </table:table-cell>
        </table:table-row>
        <table:table-row table:style-name="ro1">
          <table:table-cell table:number-columns-repeated="4"/>
          <table:table-cell table:formula="of:=[.E19]*(32/14)" office:value-type="float" office:value="1906.9387755102" calcext:value-type="float">
            <text:p>1906.9387755102</text:p>
          </table:table-cell>
          <table:table-cell table:number-columns-repeated="8"/>
          <table:table-cell table:formula="of:=[.N19]/[.C8]" office:value-type="float" office:value="10.7276312375389" calcext:value-type="float">
            <text:p>10.7276312375</text:p>
          </table:table-cell>
        </table:table-row>
        <table:table-row table:style-name="ro1">
          <table:table-cell table:number-columns-repeated="4"/>
          <table:table-cell table:formula="of:=[.E20]" office:value-type="float" office:value="1906.9387755102" calcext:value-type="float">
            <text:p>1906.938775510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1:16:13.212260917</meta:creation-date>
    <dc:date>2016-02-12T08:13:52.313174800</dc:date>
    <meta:editing-duration>PT5H10M43S</meta:editing-duration>
    <meta:editing-cycles>1</meta:editing-cycles>
    <meta:document-statistic meta:table-count="1" meta:cell-count="121" meta:object-count="0"/>
    <meta:generator>LibreOffice/5.1.6.2$Linux_X86_64 LibreOffice_project/10m0$Build-2</meta:generator>
  </office:meta>
</office:document-meta>
</file>